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1aa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co Entornos desarrollo</text:p>
      <text:p text:style-name="P1">Unico lenguaje que podemos ejecutar sin traducir BINARIO/MAQUINA</text:p>
      <text:p text:style-name="P1">Tipos de software</text:p>
      <text:p text:style-name="P1"/>
      <text:p text:style-name="P1">Sistema:Desvincular al usuario y programador de detalles y complejidad del S.O/ S.O Servidores Utilidades</text:p>
      <text:p text:style-name="P1">Programacion:Permite desarrollar programas. IDE, Compiladores,Interpretes</text:p>
      <text:p text:style-name="P1">Aplicacion: <text:span text:style-name="T1">Ofrece a usuarios la posibilidad de hacer tareas con un ordenador,Aplicaciones ofimaticas,videojuegos</text:span></text:p>
      <text:p text:style-name="P1">Sistema operativo que hace </text:p>
      <text:p text:style-name="P1">Lenguajes representcion 0110 010 <text:s/>binario</text:p>
      <text:p text:style-name="P1">mov ax,bx ensamblador</text:p>
      <text:p text:style-name="P1">int main num=1 c/java</text:p>
      <text:p text:style-name="P1">JRE Maquina virtual <text:s/>para ejecutar java </text:p>
      <text:p text:style-name="P1">Desarrollo</text:p>
      <text:p text:style-name="P1">gcc -o main.o -c main.c codigo objeto</text:p>
      <text:p text:style-name="P1">gcc -o main main.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20:52:14.244000000</meta:creation-date>
    <dc:date>2022-10-13T20:54:37.320000000</dc:date>
    <meta:editing-duration>PT2M24S</meta:editing-duration>
    <meta:editing-cycles>1</meta:editing-cycles>
    <meta:document-statistic meta:table-count="0" meta:image-count="0" meta:object-count="0" meta:page-count="1" meta:paragraph-count="14" meta:word-count="80" meta:character-count="614" meta:non-whitespace-character-count="544"/>
    <meta:generator>LibreOffice/7.2.5.2$Windows_X86_64 LibreOffice_project/499f9727c189e6ef3471021d6132d4c694f357e5</meta:generator>
  </office:meta>
</office:document-meta>
</file>